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9999" draw:textarea-horizontal-align="justify" draw:textarea-vertical-align="middle" draw:auto-grow-height="false" fo:min-height="12cm" fo:min-width="5.25cm"/>
    </style:style>
    <style:style style:name="gr2" style:family="graphic" style:parent-style-name="standard">
      <style:graphic-properties draw:fill-color="#999999" draw:textarea-horizontal-align="justify" draw:textarea-vertical-align="middle" draw:auto-grow-height="false" fo:min-height="6cm" fo:min-width="18.5cm"/>
    </style:style>
    <style:style style:name="gr3" style:family="graphic" style:parent-style-name="standard">
      <style:graphic-properties draw:fill-color="#999999" draw:textarea-horizontal-align="justify" draw:textarea-vertical-align="middle" draw:auto-grow-height="false" fo:min-height="4.5cm" fo:min-width="12.5cm"/>
    </style:style>
    <style:style style:name="gr4" style:family="graphic" style:parent-style-name="standard">
      <style:graphic-properties draw:fill-color="#999999" draw:textarea-horizontal-align="justify" draw:textarea-vertical-align="middle" draw:auto-grow-height="false" fo:min-height="7cm" fo:min-width="12.5cm"/>
    </style:style>
    <style:style style:name="gr5" style:family="graphic" style:parent-style-name="standard">
      <style:graphic-properties draw:textarea-horizontal-align="justify" draw:textarea-vertical-align="middle" draw:auto-grow-height="false" fo:min-height="3cm" fo:min-width="4.53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4.2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10.41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2.6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7cm" fo:min-width="4.2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25cm" fo:min-width="2.69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25cm" fo:min-width="3.639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25cm" fo:min-width="10.24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4.75cm" fo:min-width="15.5cm"/>
      <style:paragraph-properties style:writing-mode="lr-tb"/>
    </style:style>
    <style:style style:name="gr14" style:family="graphic" style:parent-style-name="standard">
      <style:graphic-properties draw:fill-color="#999999" draw:textarea-horizontal-align="justify" draw:textarea-vertical-align="middle" draw:auto-grow-height="false" fo:min-height="3cm" fo:min-width="18.5cm"/>
    </style:style>
    <style:style style:name="gr15" style:family="graphic" style:parent-style-name="standard">
      <style:graphic-properties draw:textarea-horizontal-align="justify" draw:textarea-vertical-align="middle" draw:auto-grow-height="false" fo:min-height="2.35cm" fo:min-width="15.5cm"/>
      <style:paragraph-properties style:writing-mode="lr-tb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5cm" svg:height="12.25cm" svg:x="1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9cm" svg:height="6.25cm" svg:x="1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3cm" svg:height="4.75cm" svg:x="7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cm" svg:height="7.25cm" svg:x="7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037cm" svg:height="3.25cm" svg:x="8.168cm" svg:y="10.75cm">
          <text:p text:style-name="P2">Player Move</text:p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037cm" svg:height="3.25cm" svg:x="13.877cm" svg:y="10.75cm">
          <text:p text:style-name="P2">Computer Move</text:p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75cm" svg:height="1.5cm" svg:x="1.5cm" svg:y="5.5cm">
          <text:p text:style-name="P2">Current Scor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0.914cm" svg:height="1.5cm" svg:x="8cm" svg:y="5.5cm">
          <text:p text:style-name="P2">What’s your next move?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19cm" svg:height="1.5cm" svg:x="8.168cm" svg:y="7.75cm">
          <text:p text:style-name="P2">RO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4.75cm" svg:height="7.25cm" svg:x="1.5cm" svg:y="7.25cm">
          <text:p text:style-name="P2">1 - 1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19cm" svg:height="1.5cm" svg:x="11.862cm" svg:y="7.75cm">
          <text:p text:style-name="P2">PAPER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191cm" svg:height="1.5cm" svg:x="15.556cm" svg:y="7.75cm">
          <text:p text:style-name="P2">SCISSORS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139cm" svg:height="1.5cm" svg:x="1.861cm" svg:y="8.25cm">
          <text:p text:style-name="P2">Yo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4.139cm" svg:height="1.5cm" svg:x="1.719cm" svg:y="12.25cm">
          <text:p text:style-name="P2">COMPUTER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191cm" svg:height="1.5cm" svg:x="14.884cm" svg:y="12.25cm">
          <text:p text:style-name="P2">PAP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3.191cm" svg:height="1.5cm" svg:x="9.175cm" svg:y="12.25cm">
          <text:p text:style-name="P2">RO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10.746cm" svg:height="1.5cm" svg:x="8.168cm" svg:y="14.75cm">
          <text:p text:style-name="P2">You Lose!! Paper wraps Rock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6cm" svg:height="5cm" svg:x="2.5cm" svg:y="18.25cm">
          <text:p text:style-name="P2">Game tally</text:p>
          <text:p text:style-name="P3">You Lose!! Paper wraps Rock</text:p>
          <text:p text:style-name="P3">You Lose!! Paper wraps Rock</text:p>
          <text:p text:style-name="P3">You Lose!! Paper wraps Rock</text:p>
          <text:p text:style-name="P3">You Lose!! Paper wraps Rock</text:p>
          <text:p text:style-name="P3">You Lose!! Paper wraps Rock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75cm" svg:height="1.5cm" svg:x="1.5cm" svg:y="15cm">
          <text:p text:style-name="P2">Reset Scor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9cm" svg:height="3.25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16cm" svg:height="2.6cm" svg:x="2.5cm" svg:y="1.39cm">
          <text:p text:style-name="P2">Welcome to my</text:p>
          <text:p text:style-name="P2">ROCK PAPER SCISSORS</text:p>
          <text:p text:style-name="P2">Game..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6T12:54:39.856259654</meta:creation-date>
    <dc:date>2023-10-02T12:36:18.303154195</dc:date>
    <meta:editing-duration>P3DT23H22M2S</meta:editing-duration>
    <meta:editing-cycles>1</meta:editing-cycles>
    <meta:document-statistic meta:object-count="21"/>
    <meta:generator>LibreOffice/7.3.7.2$Linux_X86_64 LibreOffice_project/30$Build-2</meta:generator>
  </office:meta>
</office:document-meta>
</file>